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PATRIMONIO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Patrimonio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6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3" office:value-type="string" office:string-value="Ref. PT" calcext:value-type="string" table:number-columns-spanned="1" table:number-rows-spanned="2">
            <text:p><text:s/>Ref. PT </text:p>
          </table:table-cell>
          <table:table-cell table:style-name="ce241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3"/>
          <table:covered-table-cell table:style-name="ce241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0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 office:value-type="string" office:string-value="3-1-1-01-01-001" calcext:value-type="string">
            <text:p><text:s/>3-1-1-01-01-001 </text:p>
          </table:table-cell>
          <table:table-cell table:style-name="ce50" office:value-type="string" office:string-value="Capital Suscrito y pagado" calcext:value-type="string">
            <text:p><text:s/>Capital Suscrito y pagado </text:p>
          </table:table-cell>
          <table:table-cell table:style-name="ce51" office:value-type="float" office:value="800" calcext:value-type="float">
            <text:p><text:s/>800 </text:p>
          </table:table-cell>
          <table:table-cell table:style-name="ce99"/>
          <table:table-cell table:style-name="ce107"/>
          <table:table-cell table:style-name="ce49" table:formula="of:=[.F16]-[.I16]" office:value-type="float" office:value="-800" calcext:value-type="float">
            <text:p><text:s/>(800)</text:p>
          </table:table-cell>
          <table:table-cell table:style-name="ce124" table:formula="of:=[.L16]/[.$L$30]" office:value-type="percentage" office:value="0.000280950666818848" calcext:value-type="percentage">
            <text:p>0.0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0" office:value-type="string" office:string-value="3-1-1-01-02-001" calcext:value-type="string">
            <text:p><text:s/>3-1-1-01-02-001 </text:p>
          </table:table-cell>
          <table:table-cell table:style-name="ce50" office:value-type="string" office:string-value="Aportes a futuras Capitalizaciones" calcext:value-type="string">
            <text:p><text:s/>Aportes a futuras Capitalizaciones </text:p>
          </table:table-cell>
          <table:table-cell table:style-name="ce51" office:value-type="float" office:value="1833418" calcext:value-type="float">
            <text:p><text:s/>1,833,418 </text:p>
          </table:table-cell>
          <table:table-cell table:style-name="ce99"/>
          <table:table-cell table:style-name="ce107"/>
          <table:table-cell table:style-name="ce49" table:formula="of:=[.F18]-[.I18]" office:value-type="float" office:value="-1833418" calcext:value-type="float">
            <text:p><text:s/>(1,833,418)</text:p>
          </table:table-cell>
          <table:table-cell table:style-name="ce124" table:formula="of:=[.L18]/[.$L$30]" office:value-type="percentage" office:value="0.643875012072099" calcext:value-type="percentage">
            <text:p>64.39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50" office:value-type="string" office:string-value="3-3-1-01-02-002" calcext:value-type="string">
            <text:p><text:s/>3-3-1-01-02-002 </text:p>
          </table:table-cell>
          <table:table-cell table:style-name="ce50" office:value-type="string" office:string-value="Utilidad o perdida Acumulada" calcext:value-type="string">
            <text:p><text:s/>Utilidad o perdida Acumulada </text:p>
          </table:table-cell>
          <table:table-cell table:style-name="ce51" office:value-type="float" office:value="413092" calcext:value-type="float">
            <text:p><text:s/>413,092 </text:p>
          </table:table-cell>
          <table:table-cell table:style-name="ce99"/>
          <table:table-cell table:style-name="ce107"/>
          <table:table-cell table:style-name="ce49" table:formula="of:=[.F19]-[.I19]" office:value-type="float" office:value="-413092" calcext:value-type="float">
            <text:p><text:s/>(413,092)</text:p>
          </table:table-cell>
          <table:table-cell table:style-name="ce124" table:formula="of:=[.L19]/[.$L$30]" office:value-type="percentage" office:value="0.145073091071915" calcext:value-type="percentage">
            <text:p>14.5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8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 office:value-type="string" office:string-value="3-3-1-01-01-001" calcext:value-type="string">
            <text:p><text:s/>3-3-1-01-01-001 </text:p>
          </table:table-cell>
          <table:table-cell table:style-name="ce91" office:value-type="string" calcext:value-type="string">
            <text:p>Utilidad o perdida del Ejercicio</text:p>
          </table:table-cell>
          <table:table-cell table:style-name="ce53" office:value-type="float" office:value="600165" calcext:value-type="float">
            <text:p>600,165</text:p>
          </table:table-cell>
          <table:table-cell table:style-name="ce99"/>
          <table:table-cell table:style-name="ce107"/>
          <table:table-cell table:style-name="ce49" table:formula="of:=[.F21]-[.I21]" office:value-type="float" office:value="-600165" calcext:value-type="float">
            <text:p><text:s/>(600,165)</text:p>
          </table:table-cell>
          <table:table-cell table:style-name="ce124" table:formula="of:=[.L21]/[.$L$30]" office:value-type="percentage" office:value="0.210770946189168" calcext:value-type="percentage">
            <text:p>21.0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2847475" calcext:value-type="float">
            <text:p><text:s/>2,847,475 </text:p>
          </table:table-cell>
          <table:table-cell table:style-name="ce18" table:number-columns-repeated="2"/>
          <table:table-cell table:style-name="ce18" table:formula="of:=SUM([.L14:.L27])" office:value-type="float" office:value="-2847475" calcext:value-type="float">
            <text:p><text:s/>(2,847,475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Capital Suscrito</text:p>
          </table:table-cell>
          <table:table-cell table:style-name="ce60"/>
          <table:table-cell table:style-name="ce75" table:formula="of:=[.I16]" office:value-type="float" office:value="800" calcext:value-type="float">
            <text:p><text:s/>800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Aporte a futuras Capitalizaciones</text:p>
          </table:table-cell>
          <table:table-cell table:style-name="ce60"/>
          <table:table-cell table:style-name="ce75" table:formula="of:=[.I18]" office:value-type="float" office:value="1833418" calcext:value-type="float">
            <text:p><text:s/>1,833,418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Reserva Legal</text:p>
          </table:table-cell>
          <table:table-cell table:style-name="ce60"/>
          <table:table-cell table:style-name="ce75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Resultados Acumuladores</text:p>
          </table:table-cell>
          <table:table-cell table:style-name="ce60"/>
          <table:table-cell table:style-name="ce75" table:formula="of:=SUM([.I19:.I21])" office:value-type="float" office:value="1013257" calcext:value-type="float">
            <text:p><text:s/>1,013,257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Utilidad del Ejercicio</text:p>
          </table:table-cell>
          <table:table-cell table:style-name="ce60"/>
          <table:table-cell table:style-name="ce75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Otros Ajustes</text:p>
          </table:table-cell>
          <table:table-cell table:style-name="ce61"/>
          <table:table-cell table:style-name="ce75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44])" office:value-type="float" office:value="0" calcext:value-type="float">
            <text:p><text:s/>- </text:p>
          </table:table-cell>
          <table:table-cell table:style-name="ce77" table:formula="of:=+SUM([.D35:.D44])" office:value-type="float" office:value="2847475" calcext:value-type="float">
            <text:p><text:s/>2,847,475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0:23:56.0072160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21T10:38:13.833351367</dc:date>
    <meta:editing-duration>PT8M</meta:editing-duration>
    <meta:editing-cycles>4</meta:editing-cycles>
    <meta:document-statistic meta:table-count="1" meta:cell-count="126" meta:object-count="0"/>
  </office:meta>
</office:document-meta>
</file>